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f6fd" officeooo:paragraph-rsid="000ff6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ff6fd" officeooo:paragraph-rsid="000ff6f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1cafa" officeooo:paragraph-rsid="001361b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33f24" officeooo:paragraph-rsid="00133f2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361bb" officeooo:paragraph-rsid="001361b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4cfcb" officeooo:paragraph-rsid="0014cfc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5b4e3" officeooo:paragraph-rsid="0015b4e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61bb" style:font-weight-asian="normal" style:font-weight-complex="normal"/>
    </style:style>
    <style:style style:name="T3" style:family="text">
      <style:text-properties fo:font-weight="normal" officeooo:rsid="00138d13" style:font-weight-asian="normal" style:font-weight-complex="normal"/>
    </style:style>
    <style:style style:name="T4" style:family="text">
      <style:text-properties fo:font-weight="normal" officeooo:rsid="0015b4e3" style:font-weight-asian="normal" style:font-weight-complex="normal"/>
    </style:style>
    <style:style style:name="T5" style:family="text">
      <style:text-properties officeooo:rsid="00133f24"/>
    </style:style>
    <style:style style:name="T6" style:family="text">
      <style:text-properties officeooo:rsid="001361bb"/>
    </style:style>
    <style:style style:name="T7" style:family="text">
      <style:text-properties officeooo:rsid="00138d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ponses TD</text:p>
      <text:p text:style-name="P1"/>
      <text:p text:style-name="P2">1) <text:span text:style-name="T2">Toutes les méthodes avec @test sont appelées et @before et @beforeClass pas d’ordre défini, on ne sait pas.</text:span></text:p>
      <text:p text:style-name="P3">2)</text:p>
      <text:p text:style-name="P3"><text:span text:style-name="T5">a)</text:span><text:span text:style-name="T1">Dans testLouche on demande si 1=2 c’est impossible assertEquals(1,2)</text:span></text:p>
      <text:p text:style-name="P4">b) <text:span text:style-name="T1">la fonction foo renvoie toujours 3 car juste des if et pas des else if , donc erreurs multiples dans les assertions des tests</text:span></text:p>
      <text:p text:style-name="P5">3)</text:p>
      <text:p text:style-name="P5">a)<text:span text:style-name="T3">Pas de test, juste la fonction qui est lancée</text:span></text:p>
      <text:p text:style-name="P6"><text:span text:style-name="T7">4</text:span>)</text:p>
      <text:p text:style-name="P6">a)<text:span text:style-name="T1">data(), setUp et testFoo();</text:span></text:p>
      <text:p text:style-name="P6"><text:span text:style-name="T1">b) </text:span><text:span text:style-name="T4">Faire une batterie de test pour savoir si la fonction foo fonctionne bien.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0" meta:word-count="85" meta:character-count="478" meta:non-whitespace-character-count="403"/>
  </office:meta>
</office:document-meta>
</file>